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Utils.any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asPredicate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allPredicate( Collection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andPredicate( Predicate predicate1 , Predicate predic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identityPredicat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invokerPredicat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one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invokerPredicate( String methodName ,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uniqu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exception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ullIsException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all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one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equalPredicat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anyPredicate( Collection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otNull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tru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ull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transformedPredicate( Transformer transforme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orPredicate( Predicate predicate1 , Predicate predic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eitherPredicate( Predicate predicate1 , Predicate predic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instanceofPredicat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o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onePredicate( Collection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ullIsTrue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onePredicate( Collection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ullIsFalse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neitherPredicate( Predicate predicate1 , Predicate predic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Predicat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Utils.fals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